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ohit Kannada" svg:font-family="'Lohit Kanna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normal" officeooo:rsid="00156910" officeooo:paragraph-rsid="00156910" style:font-size-asian="13.1000003814697pt" style:font-weight-asian="normal" style:font-size-complex="15pt" style:font-weight-complex="normal"/>
    </style:style>
    <style:style style:name="P2" style:family="paragraph" style:parent-style-name="Standard">
      <style:text-properties fo:font-size="15pt" fo:font-weight="normal" officeooo:rsid="0018c2e8" officeooo:paragraph-rsid="0018c2e8" style:font-size-asian="13.1000003814697pt" style:font-weight-asian="normal" style:font-size-complex="15pt" style:font-weight-complex="normal"/>
    </style:style>
    <style:style style:name="P3" style:family="paragraph" style:parent-style-name="Standard">
      <style:text-properties fo:font-size="15pt" fo:font-weight="normal" officeooo:rsid="001a0b43" officeooo:paragraph-rsid="001a0b43" style:font-size-asian="13.1000003814697pt" style:font-weight-asian="normal" style:font-size-complex="15pt" style:font-weight-complex="normal"/>
    </style:style>
    <style:style style:name="P4" style:family="paragraph" style:parent-style-name="Standard">
      <style:text-properties fo:font-size="15pt" fo:font-weight="normal" officeooo:rsid="001cbbca" officeooo:paragraph-rsid="001cbbca" style:font-size-asian="13.1000003814697pt" style:font-weight-asian="normal" style:font-size-complex="15pt" style:font-weight-complex="normal"/>
    </style:style>
    <style:style style:name="P5" style:family="paragraph" style:parent-style-name="Standard">
      <style:text-properties fo:font-weight="bold" officeooo:rsid="00156910" style:font-weight-asian="bold" style:font-weight-complex="bold"/>
    </style:style>
    <style:style style:name="P6" style:family="paragraph" style:parent-style-name="Standard" style:list-style-name="L1">
      <style:text-properties fo:font-size="15pt" fo:font-weight="normal" officeooo:rsid="00156910" officeooo:paragraph-rsid="00156910" style:font-size-asian="13.1000003814697pt" style:font-weight-asian="normal" style:font-size-complex="15pt" style:font-weight-complex="normal"/>
    </style:style>
    <style:style style:name="P7" style:family="paragraph" style:parent-style-name="Standard" style:list-style-name="L1">
      <style:text-properties fo:font-size="15pt" fo:font-weight="normal" officeooo:rsid="001cbbca" officeooo:paragraph-rsid="001cbbca" style:font-size-asian="13.1000003814697pt" style:font-weight-asian="normal" style:font-size-complex="15pt" style:font-weight-complex="normal"/>
    </style:style>
    <style:style style:name="P8" style:family="paragraph" style:parent-style-name="Standard" style:list-style-name="L2">
      <style:text-properties fo:font-size="15pt" fo:font-weight="normal" officeooo:rsid="001cbbca" officeooo:paragraph-rsid="001cbbca" style:font-size-asian="13.1000003814697pt" style:font-weight-asian="normal" style:font-size-complex="15pt" style:font-weight-complex="normal"/>
    </style:style>
    <style:style style:name="P9" style:family="paragraph" style:parent-style-name="Standard" style:list-style-name="L1">
      <style:text-properties fo:font-size="15pt" fo:font-weight="normal" officeooo:rsid="0016ac11" officeooo:paragraph-rsid="0016ac11" style:font-size-asian="13.1000003814697pt" style:font-weight-asian="normal" style:font-size-complex="15pt" style:font-weight-complex="normal"/>
    </style:style>
    <style:style style:name="P10" style:family="paragraph" style:parent-style-name="Standard" style:list-style-name="L1">
      <style:text-properties fo:font-size="15pt" fo:font-weight="normal" officeooo:rsid="0018c2e8" officeooo:paragraph-rsid="0018c2e8" style:font-size-asian="13.1000003814697pt" style:font-weight-asian="normal" style:font-size-complex="15pt" style:font-weight-complex="normal"/>
    </style:style>
    <style:style style:name="P11" style:family="paragraph" style:parent-style-name="Standard" style:list-style-name="L1">
      <style:text-properties fo:font-size="15pt" fo:font-weight="normal" officeooo:rsid="001a0b43" officeooo:paragraph-rsid="001a0b43" style:font-size-asian="13.1000003814697pt" style:font-weight-asian="normal" style:font-size-complex="15pt" style:font-weight-complex="normal"/>
    </style:style>
    <style:style style:name="P12" style:family="paragraph" style:parent-style-name="Standard" style:list-style-name="L1">
      <style:text-properties fo:font-size="15pt" fo:font-weight="normal" officeooo:rsid="001bea2a" officeooo:paragraph-rsid="001bea2a" style:font-size-asian="13.1000003814697pt" style:font-weight-asian="normal" style:font-size-complex="15pt" style:font-weight-complex="normal"/>
    </style:style>
    <style:style style:name="P13" style:family="paragraph" style:parent-style-name="Standard" style:list-style-name="L1">
      <style:text-properties fo:font-size="15pt" fo:font-weight="normal" officeooo:rsid="001917ab" officeooo:paragraph-rsid="001917ab" style:font-size-asian="13.1000003814697pt" style:font-weight-asian="normal" style:font-size-complex="15pt" style:font-weight-complex="normal"/>
    </style:style>
    <style:style style:name="P14" style:family="paragraph" style:parent-style-name="Standard" style:list-style-name="L2">
      <style:text-properties fo:font-size="15pt" fo:font-weight="normal" officeooo:rsid="001e596c" officeooo:paragraph-rsid="001e596c" style:font-size-asian="13.1000003814697pt" style:font-weight-asian="normal" style:font-size-complex="15pt" style:font-weight-complex="normal"/>
    </style:style>
    <style:style style:name="P15" style:family="paragraph" style:parent-style-name="Standard">
      <style:text-properties fo:font-size="15pt" fo:font-weight="bold" officeooo:rsid="001cbbca" officeooo:paragraph-rsid="00156910" style:font-size-asian="13.1000003814697pt" style:font-weight-asian="bold" style:font-size-complex="15pt" style:font-weight-complex="bold"/>
    </style:style>
    <style:style style:name="P16" style:family="paragraph">
      <style:paragraph-properties style:writing-mode="lr-tb"/>
    </style:style>
    <style:style style:name="P17" style:family="paragraph">
      <loext:graphic-properties draw:fill-color="#b4c7dc"/>
      <style:paragraph-properties style:writing-mode="lr-tb"/>
    </style:style>
    <style:style style:name="P18" style:family="paragraph">
      <loext:graphic-properties draw:fill-color="#b4c7dc"/>
      <style:paragraph-properties fo:text-align="center"/>
      <style:text-properties fo:font-size="12pt"/>
    </style:style>
    <style:style style:name="P19" style:family="paragraph">
      <style:paragraph-properties style:writing-mode="lr-tb"/>
      <style:text-properties fo:font-weight="bold" style:font-weight-asian="bold" style:font-weight-complex="bold"/>
    </style:style>
    <style:style style:name="P20" style:family="paragraph">
      <loext:graphic-properties draw:fill-color="#dddddd"/>
      <style:paragraph-properties style:writing-mode="lr-tb"/>
      <style:text-properties fo:font-weight="bold" style:font-weight-asian="bold" style:font-weight-complex="bold"/>
    </style:style>
    <style:style style:name="P21" style:family="paragraph">
      <style:paragraph-properties style:writing-mode="lr-tb"/>
      <style:text-properties fo:font-size="12pt" fo:font-weight="bold" style:font-weight-asian="bold" style:font-weight-complex="bold"/>
    </style:style>
    <style:style style:name="P22" style:family="paragraph">
      <loext:graphic-properties draw:fill-color="#dddddd"/>
      <style:paragraph-properties style:writing-mode="lr-tb"/>
      <style:text-properties fo:font-size="12pt" fo:font-weight="bold" style:font-weight-asian="bold" style:font-weight-complex="bold"/>
    </style:style>
    <style:style style:name="P23" style:family="paragraph">
      <loext:graphic-properties draw:fill-color="#b4c7dc"/>
    </style:style>
    <style:style style:name="P24" style:family="paragraph">
      <style:paragraph-properties style:writing-mode="lr-tb"/>
      <style:text-properties fo:color="#55308d" style:font-name="Lohit Kannada"/>
    </style:style>
    <style:style style:name="P25" style:family="paragraph">
      <loext:graphic-properties draw:fill-color="#b4c7dc"/>
      <style:paragraph-properties style:writing-mode="lr-tb"/>
      <style:text-properties fo:color="#55308d" style:font-name="Lohit Kannada"/>
    </style:style>
    <style:style style:name="P26" style:family="paragraph">
      <loext:graphic-properties draw:fill-color="#b4c7dc"/>
      <style:paragraph-properties fo:text-align="center"/>
    </style:style>
    <style:style style:name="P27" style:family="paragraph">
      <style:paragraph-properties style:writing-mode="lr-tb"/>
      <style:text-properties fo:color="#55308d" style:font-name="Lohit Kannada" fo:font-size="12pt"/>
    </style:style>
    <style:style style:name="P28" style:family="paragraph">
      <loext:graphic-properties draw:fill-color="#b4c7dc"/>
      <style:paragraph-properties style:writing-mode="lr-tb"/>
      <style:text-properties fo:color="#55308d" style:font-name="Lohit Kannada" fo:font-size="12pt"/>
    </style:style>
    <style:style style:name="P29" style:family="paragraph">
      <loext:graphic-properties draw:fill-color="#729fcf"/>
      <style:text-properties fo:font-size="12pt"/>
    </style:style>
    <style:style style:name="P30" style:family="paragraph">
      <loext:graphic-properties draw:fill-color="#729fcf"/>
    </style:style>
    <style:style style:name="P31" style:family="paragraph">
      <loext:graphic-properties draw:fill-color="#729fcf"/>
      <style:paragraph-properties style:writing-mode="lr-tb"/>
      <style:text-properties fo:color="#55308d" style:font-name="Lohit Kannada"/>
    </style:style>
    <style:style style:name="T1" style:family="text">
      <style:text-properties fo:font-size="14pt" fo:font-weight="bold" officeooo:rsid="00156910" style:font-size-asian="14pt" style:font-weight-asian="bold" style:font-size-complex="14pt" style:font-weight-complex="bold"/>
    </style:style>
    <style:style style:name="T2" style:family="text">
      <style:text-properties officeooo:rsid="0016ac11"/>
    </style:style>
    <style:style style:name="T3" style:family="text">
      <style:text-properties fo:font-weight="bold" officeooo:rsid="001cbbca" style:font-weight-asian="bold" style:font-weight-complex="bold"/>
    </style:style>
    <style:style style:name="T4" style:family="text">
      <style:text-properties officeooo:rsid="001a0b43"/>
    </style:style>
    <style:style style:name="T5" style:family="text">
      <style:text-properties officeooo:rsid="001bea2a"/>
    </style:style>
    <style:style style:name="T6" style:family="text">
      <style:text-properties officeooo:rsid="001e596c"/>
    </style:style>
    <style:style style:name="T7" style:family="text">
      <style:text-properties fo:color="#55308d" style:font-name="Lohit Kannada"/>
    </style:style>
    <style:style style:name="T8" style:family="text">
      <style:text-properties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color="#55308d" style:font-name="Lohit Kannada"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2.196cm" fo:min-width="3.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b4c7dc" draw:textarea-horizontal-align="justify" draw:textarea-vertical-align="middle" draw:auto-grow-height="false" fo:min-height="1.826cm" fo:min-width="3.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b4c7dc" draw:textarea-vertical-align="middle" draw:auto-grow-height="false" fo:min-height="1.589cm" fo:min-width="1.695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808080" draw:fill-color="#dddddd" draw:textarea-horizontal-align="justify" draw:textarea-vertical-align="middle" draw:auto-grow-height="false" fo:min-height="1.291cm" fo:min-width="4.2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808080" draw:fill-color="#dddddd" draw:textarea-horizontal-align="justify" draw:textarea-vertical-align="middle" draw:auto-grow-height="false" fo:min-height="0.96cm" fo:min-width="4.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808080" draw:fill-color="#dddddd" draw:textarea-horizontal-align="justify" draw:textarea-vertical-align="middle" draw:auto-grow-height="false" fo:min-height="0.912cm" fo:min-width="4.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808080" draw:fill-color="#dddddd" draw:textarea-horizontal-align="justify" draw:textarea-vertical-align="middle" draw:auto-grow-height="false" fo:min-height="0.79cm" fo:min-width="3.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808080" draw:fill-color="#dddddd" draw:textarea-horizontal-align="justify" draw:textarea-vertical-align="middle" draw:auto-grow-height="false" fo:min-height="1.055cm" fo:min-width="4.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b4c7dc" draw:textarea-horizontal-align="justify" draw:textarea-vertical-align="middle" draw:auto-grow-height="false" fo:min-height="1.367cm" fo:min-width="2.6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b4c7dc" draw:textarea-horizontal-align="justify" draw:textarea-vertical-align="middle" draw:auto-grow-height="false" fo:min-height="1.462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b4c7dc" draw:textarea-horizontal-align="justify" draw:textarea-vertical-align="middle" draw:auto-grow-height="false" fo:min-height="2.064cm" fo:min-width="3.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b4c7dc" draw:textarea-horizontal-align="justify" draw:textarea-vertical-align="middle" draw:auto-grow-height="false" fo:min-height="1.609cm" fo:min-width="2.7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end="Arrow" draw:marker-end-width="0.176cm" draw:fill-color="#b4c7d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b4c7dc" draw:textarea-horizontal-align="justify" draw:textarea-vertical-align="middle" draw:auto-grow-height="false" fo:min-height="2.223cm" fo:min-width="3.8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b4c7dc" draw:textarea-horizontal-align="justify" draw:textarea-vertical-align="middle" draw:auto-grow-height="false" fo:min-height="2.198cm" fo:min-width="3.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729fcf" draw:textarea-horizontal-align="justify" draw:textarea-vertical-align="middle" draw:auto-grow-height="false" fo:min-height="12.822cm" fo:min-width="20.8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color="#729fcf" draw:textarea-horizontal-align="justify" draw:textarea-vertical-align="middle" draw:auto-grow-height="false" fo:min-height="6.959cm" fo:min-width="1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color="#729fcf" draw:textarea-horizontal-align="justify" draw:textarea-vertical-align="middle" draw:auto-grow-height="false" fo:min-height="11.113cm" fo:min-width="5.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729fcf" draw:textarea-horizontal-align="justify" draw:textarea-vertical-align="middle" draw:auto-grow-height="false" fo:min-height="3.201cm" fo:min-width="9.0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color="#729fcf" draw:textarea-horizontal-align="justify" draw:textarea-vertical-align="middle" draw:auto-grow-height="false" fo:min-height="3.149cm" fo:min-width="9.2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Forme1" draw:style-name="gr20" draw:text-style-name="P30" svg:width="9.3cm" svg:height="3.149cm" svg:x="0.483cm" svg:y="-0.623cm"><text:p/><draw:enhanced-geometry svg:viewBox="0 0 21600 21600" draw:type="rectangle" draw:enhanced-path="M 0 0 L 21600 0 21600 21600 0 21600 0 0 Z N"/></draw:custom-shape><draw:custom-shape text:anchor-type="paragraph" draw:z-index="1" draw:name="Forme2" draw:style-name="gr19" draw:text-style-name="P30" svg:width="9.076cm" svg:height="3.202cm" svg:x="0.469cm" svg:y="3.505cm"><text:p/><draw:enhanced-geometry svg:viewBox="0 0 21600 21600" draw:type="rectangle" draw:enhanced-path="M 0 0 L 21600 0 21600 21600 0 21600 0 0 Z N"/></draw:custom-shape><draw:custom-shape text:anchor-type="paragraph" draw:z-index="2" draw:name="Forme3" draw:style-name="gr18" draw:text-style-name="P31" svg:width="5.49cm" svg:height="11.113cm" svg:x="12.151cm" svg:y="-0.49cm"><text:p/><draw:enhanced-geometry svg:viewBox="0 0 21600 21600" draw:type="rectangle" draw:enhanced-path="M 0 0 L 21600 0 21600 21600 0 21600 0 0 Z N"/></draw:custom-shape><draw:custom-shape text:anchor-type="paragraph" draw:z-index="3" draw:name="Forme4" draw:style-name="gr17" draw:text-style-name="P30" svg:width="10.558cm" svg:height="6.959cm" svg:x="-0.192cm" svg:y="7.447cm"><text:p/><draw:enhanced-geometry svg:viewBox="0 0 21600 21600" draw:type="rectangle" draw:enhanced-path="M 0 0 L 21600 0 21600 21600 0 21600 0 0 Z N"/></draw:custom-shape><draw:custom-shape text:anchor-type="paragraph" draw:z-index="4" draw:name="Forme5" draw:style-name="gr16" draw:text-style-name="P29" svg:width="20.878cm" svg:height="12.822cm" svg:x="-8.082cm" svg:y="14.75cm"><text:p/><draw:enhanced-geometry svg:viewBox="0 0 21600 21600" draw:type="rectangle" draw:enhanced-path="M 0 0 L 21600 0 21600 21600 0 21600 0 0 Z N"/></draw:custom-shape><draw:custom-shape text:anchor-type="paragraph" draw:z-index="5" draw:name="Forme6" draw:style-name="gr15" draw:text-style-name="P28" svg:width="3.469cm" svg:height="2.199cm" svg:x="1.236cm" svg:y="-0.067cm"><text:p text:style-name="P27"><text:span text:style-name="T10"><text:s text:c="6"/></text:span><text:span text:style-name="T10">CATANE</text:span></text:p><draw:enhanced-geometry svg:viewBox="0 0 21600 21600" draw:type="rectangle" draw:enhanced-path="M 0 0 L 21600 0 21600 21600 0 21600 0 0 Z N"/></draw:custom-shape><draw:custom-shape text:anchor-type="paragraph" draw:z-index="6" draw:name="Forme6_0" draw:style-name="gr1" draw:text-style-name="P17" svg:width="3.467cm" svg:height="2.197cm" svg:x="5.472cm" svg:y="-0.067cm"><text:p text:style-name="P16"><text:s text:c="11"/><text:span text:style-name="T7"><text:s/></text:span><text:span text:style-name="T7">JEU</text:span></text:p><draw:enhanced-geometry svg:viewBox="0 0 21600 21600" draw:type="rectangle" draw:enhanced-path="M 0 0 L 21600 0 21600 21600 0 21600 0 0 Z N"/></draw:custom-shape><draw:custom-shape text:anchor-type="paragraph" draw:z-index="7" draw:name="Forme6_1" draw:style-name="gr1" draw:text-style-name="P25" svg:width="3.467cm" svg:height="2.197cm" svg:x="1.078cm" svg:y="4.06cm"><text:p text:style-name="P24"><text:span text:style-name="T7"><text:s text:c="3"/></text:span><text:span text:style-name="T7">INVENTAIRE</text:span></text:p><draw:enhanced-geometry svg:viewBox="0 0 21600 21600" draw:type="rectangle" draw:enhanced-path="M 0 0 L 21600 0 21600 21600 0 21600 0 0 Z N"/></draw:custom-shape><draw:custom-shape text:anchor-type="paragraph" draw:z-index="8" draw:name="Forme6_2" draw:style-name="gr14" draw:text-style-name="P17" svg:width="3.89cm" svg:height="2.223cm" svg:x="5.193cm" svg:y="4.06cm"><text:p text:style-name="P16"><text:span text:style-name="T7"><text:s/></text:span><text:span text:style-name="T7">DEVELOPPEMENT</text:span></text:p><draw:enhanced-geometry svg:viewBox="0 0 21600 21600" draw:type="rectangle" draw:enhanced-path="M 0 0 L 21600 0 21600 21600 0 21600 0 0 Z N"/></draw:custom-shape><draw:custom-shape text:anchor-type="paragraph" draw:z-index="9" draw:name="Forme6_3" draw:style-name="gr1" draw:text-style-name="P17" svg:width="3.467cm" svg:height="2.197cm" svg:x="3.512cm" svg:y="8.162cm"><text:p text:style-name="P16"><text:span text:style-name="T7"><text:s text:c="7"/></text:span><text:span text:style-name="T7">JOUEUR</text:span></text:p><text:p text:style-name="P16"><text:span text:style-name="T7"><text:s text:c="5"/></text:span><text:span text:style-name="T7">ABSTRACT</text:span></text:p><draw:enhanced-geometry svg:viewBox="0 0 21600 21600" draw:type="rectangle" draw:enhanced-path="M 0 0 L 21600 0 21600 21600 0 21600 0 0 Z N"/></draw:custom-shape><draw:custom-shape text:anchor-type="paragraph" draw:z-index="10" draw:name="Forme6_4" draw:style-name="gr1" draw:text-style-name="P17" svg:width="3.467cm" svg:height="2.197cm" svg:x="0.998cm" svg:y="11.628cm"><text:p text:style-name="P16"><text:span text:style-name="T7"><text:s text:c="6"/></text:span><text:span text:style-name="T7">HUMAIN</text:span></text:p><draw:enhanced-geometry svg:viewBox="0 0 21600 21600" draw:type="rectangle" draw:enhanced-path="M 0 0 L 21600 0 21600 21600 0 21600 0 0 Z N"/></draw:custom-shape><draw:custom-shape text:anchor-type="paragraph" draw:z-index="11" draw:name="Forme6_5" draw:style-name="gr1" draw:text-style-name="P17" svg:width="3.467cm" svg:height="2.197cm" svg:x="5.893cm" svg:y="11.68cm"><text:p text:style-name="P16"><text:span text:style-name="T7"><text:s text:c="12"/></text:span><text:span text:style-name="T7">IA</text:span></text:p><draw:enhanced-geometry svg:viewBox="0 0 21600 21600" draw:type="rectangle" draw:enhanced-path="M 0 0 L 21600 0 21600 21600 0 21600 0 0 Z N"/></draw:custom-shape><draw:line text:anchor-type="paragraph" draw:z-index="12" draw:name="Forme7" draw:style-name="gr13" draw:text-style-name="P26" svg:x1="4.068cm" svg:y1="10.358cm" svg:x2="2.745cm" svg:y2="11.628cm"><text:p/></draw:line><draw:line text:anchor-type="paragraph" draw:z-index="13" draw:name="Forme8" draw:style-name="gr13" draw:text-style-name="P26" svg:x1="6.502cm" svg:y1="10.225cm" svg:x2="7.746cm" svg:y2="11.68cm"><text:p/></draw:line><draw:custom-shape text:anchor-type="paragraph" draw:z-index="14" draw:name="Forme6_6" draw:style-name="gr1" draw:text-style-name="P17" svg:width="3.467cm" svg:height="2.197cm" svg:x="6.66cm" svg:y="14.961cm"><text:p text:style-name="P16"><text:s text:c="9"/><text:span text:style-name="T7">TUILE</text:span></text:p><text:p text:style-name="P16"><text:span text:style-name="T7"><text:s text:c="4"/></text:span><text:span text:style-name="T7">ABSTRACT</text:span></text:p><draw:enhanced-geometry svg:viewBox="0 0 21600 21600" draw:type="rectangle" draw:enhanced-path="M 0 0 L 21600 0 21600 21600 0 21600 0 0 Z N"/></draw:custom-shape><draw:custom-shape text:anchor-type="paragraph" draw:z-index="15" draw:name="Forme6_7" draw:style-name="gr1" draw:text-style-name="P17" svg:width="3.467cm" svg:height="2.197cm" svg:x="15.057cm" svg:y="16.76cm"><text:p text:style-name="P16"><text:s/><text:span text:style-name="T7"><text:s text:c="3"/></text:span><text:span text:style-name="T7">MONTAGNE</text:span></text:p><draw:enhanced-geometry svg:viewBox="0 0 21600 21600" draw:type="rectangle" draw:enhanced-path="M 0 0 L 21600 0 21600 21600 0 21600 0 0 Z N"/></draw:custom-shape><draw:custom-shape text:anchor-type="paragraph" draw:z-index="16" draw:name="Forme6_8" draw:style-name="gr1" draw:text-style-name="P17" svg:width="3.467cm" svg:height="2.197cm" svg:x="-1.198cm" svg:y="19.962cm"><text:p text:style-name="P16"><text:span text:style-name="T7"><text:s text:c="2"/></text:span><text:span text:style-name="T7">CROISEMENT</text:span></text:p><draw:enhanced-geometry svg:viewBox="0 0 21600 21600" draw:type="rectangle" draw:enhanced-path="M 0 0 L 21600 0 21600 21600 0 21600 0 0 Z N"/></draw:custom-shape><draw:custom-shape text:anchor-type="paragraph" draw:z-index="17" draw:name="Forme6_9" draw:style-name="gr1" draw:text-style-name="P17" svg:width="3.467cm" svg:height="2.197cm" svg:x="-0.086cm" svg:y="22.661cm"><text:p text:style-name="P16"><text:span text:style-name="T7"><text:s text:c="5"/></text:span><text:span text:style-name="T7">COLLINE</text:span></text:p><draw:enhanced-geometry svg:viewBox="0 0 21600 21600" draw:type="rectangle" draw:enhanced-path="M 0 0 L 21600 0 21600 21600 0 21600 0 0 Z N"/></draw:custom-shape><draw:custom-shape text:anchor-type="paragraph" draw:z-index="18" draw:name="Forme6_10" draw:style-name="gr1" draw:text-style-name="P17" svg:width="3.467cm" svg:height="2.197cm" svg:x="2.85cm" svg:y="24.989cm"><text:p text:style-name="P16"><text:span text:style-name="T7"><text:s text:c="6"/></text:span><text:span text:style-name="T7">DESERT</text:span></text:p><draw:enhanced-geometry svg:viewBox="0 0 21600 21600" draw:type="rectangle" draw:enhanced-path="M 0 0 L 21600 0 21600 21600 0 21600 0 0 Z N"/></draw:custom-shape><draw:custom-shape text:anchor-type="paragraph" draw:z-index="19" draw:name="Forme6_11" draw:style-name="gr1" draw:text-style-name="P17" svg:width="3.467cm" svg:height="2.197cm" svg:x="6.925cm" svg:y="24.936cm"><text:p text:style-name="P16"><text:span text:style-name="T7"><text:s text:c="6"/></text:span><text:span text:style-name="T7">CHAMPS</text:span></text:p><draw:enhanced-geometry svg:viewBox="0 0 21600 21600" draw:type="rectangle" draw:enhanced-path="M 0 0 L 21600 0 21600 21600 0 21600 0 0 Z N"/></draw:custom-shape><draw:custom-shape text:anchor-type="paragraph" draw:z-index="20" draw:name="Forme6_12" draw:style-name="gr1" draw:text-style-name="P17" svg:width="3.467cm" svg:height="2.197cm" svg:x="11.053cm" svg:y="24.91cm"><text:p text:style-name="P16"><text:span text:style-name="T7"><text:s text:c="9"/></text:span><text:span text:style-name="T7">PORT</text:span></text:p><draw:enhanced-geometry svg:viewBox="0 0 21600 21600" draw:type="rectangle" draw:enhanced-path="M 0 0 L 21600 0 21600 21600 0 21600 0 0 Z N"/></draw:custom-shape><draw:custom-shape text:anchor-type="paragraph" draw:z-index="21" draw:name="Forme6_13" draw:style-name="gr1" draw:text-style-name="P17" svg:width="3.467cm" svg:height="2.197cm" svg:x="14.122cm" svg:y="22.423cm"><text:p text:style-name="P16"><text:span text:style-name="T7"><text:s text:c="8"/></text:span><text:span text:style-name="T7">FORET</text:span></text:p><draw:enhanced-geometry svg:viewBox="0 0 21600 21600" draw:type="rectangle" draw:enhanced-path="M 0 0 L 21600 0 21600 21600 0 21600 0 0 Z N"/></draw:custom-shape><draw:custom-shape text:anchor-type="paragraph" draw:z-index="22" draw:name="Forme6_14" draw:style-name="gr1" draw:text-style-name="P17" svg:width="3.467cm" svg:height="2.197cm" svg:x="14.713cm" svg:y="19.644cm"><text:p text:style-name="P16"><text:s text:c="2"/><text:span text:style-name="T7"><text:s text:c="9"/></text:span><text:span text:style-name="T7">PRE</text:span></text:p><draw:enhanced-geometry svg:viewBox="0 0 21600 21600" draw:type="rectangle" draw:enhanced-path="M 0 0 L 21600 0 21600 21600 0 21600 0 0 Z N"/></draw:custom-shape><draw:custom-shape text:anchor-type="paragraph" draw:z-index="23" draw:name="Forme6_15" draw:style-name="gr1" draw:text-style-name="P17" svg:width="3.467cm" svg:height="2.197cm" svg:x="-1.78cm" svg:y="17.078cm"><text:p text:style-name="P16"><text:span text:style-name="T7"><text:s text:c="5"/></text:span><text:span text:style-name="T7">SOMMET</text:span></text:p><draw:enhanced-geometry svg:viewBox="0 0 21600 21600" draw:type="rectangle" draw:enhanced-path="M 0 0 L 21600 0 21600 21600 0 21600 0 0 Z N"/></draw:custom-shape><draw:custom-shape text:anchor-type="paragraph" draw:z-index="24" draw:name="Forme6_16" draw:style-name="gr1" draw:text-style-name="P17" svg:width="3.467cm" svg:height="2.197cm" svg:x="2.11cm" svg:y="14.961cm"><text:p text:style-name="P16"><text:span text:style-name="T7"><text:s text:c="6"/></text:span><text:span text:style-name="T7">PLATEAU</text:span></text:p><draw:enhanced-geometry svg:viewBox="0 0 21600 21600" draw:type="rectangle" draw:enhanced-path="M 0 0 L 21600 0 21600 21600 0 21600 0 0 Z N"/></draw:custom-shape><draw:line text:anchor-type="paragraph" draw:z-index="25" draw:name="Forme9" draw:style-name="gr13" draw:text-style-name="P26" svg:x1="6.66cm" svg:y1="16.549cm" svg:x2="1.686cm" svg:y2="18.084cm"><text:p/></draw:line><draw:line text:anchor-type="paragraph" draw:z-index="26" draw:name="Forme10" draw:style-name="gr13" draw:text-style-name="P26" svg:x1="6.66cm" svg:y1="17.157cm" svg:x2="2.268cm" svg:y2="20.464cm"><text:p/></draw:line><draw:line text:anchor-type="paragraph" draw:z-index="27" draw:name="Forme11" draw:style-name="gr13" draw:text-style-name="P26" svg:x1="7.283cm" svg:y1="17.157cm" svg:x2="3.38cm" svg:y2="23.163cm"><text:p/></draw:line><draw:line text:anchor-type="paragraph" draw:z-index="28" draw:name="Forme12" draw:style-name="gr13" draw:text-style-name="P26" svg:x1="7.733cm" svg:y1="17.157cm" svg:x2="4.981cm" svg:y2="24.989cm"><text:p/></draw:line><draw:line text:anchor-type="paragraph" draw:z-index="29" draw:name="Forme13" draw:style-name="gr13" draw:text-style-name="P26" svg:x1="8.394cm" svg:y1="17.157cm" svg:x2="8.394cm" svg:y2="25.068cm"><text:p/></draw:line><draw:line text:anchor-type="paragraph" draw:z-index="30" draw:name="Forme14" draw:style-name="gr13" draw:text-style-name="P26" svg:x1="8.976cm" svg:y1="17.157cm" svg:x2="11.542cm" svg:y2="25.042cm"><text:p/></draw:line><draw:line text:anchor-type="paragraph" draw:z-index="31" draw:name="Forme15" draw:style-name="gr13" draw:text-style-name="P26" svg:x1="9.744cm" svg:y1="17.157cm" svg:x2="14.122cm" svg:y2="22.925cm"><text:p/></draw:line><draw:line text:anchor-type="paragraph" draw:z-index="32" draw:name="Forme16" draw:style-name="gr13" draw:text-style-name="P26" svg:x1="10.126cm" svg:y1="16.946cm" svg:x2="14.712cm" svg:y2="20.491cm"><text:p/></draw:line><draw:line text:anchor-type="paragraph" draw:z-index="33" draw:name="Forme17" draw:style-name="gr13" draw:text-style-name="P26" svg:x1="10.126cm" svg:y1="16.39cm" svg:x2="15.056cm" svg:y2="17.925cm"><text:p/></draw:line><draw:custom-shape text:anchor-type="paragraph" draw:z-index="36" draw:name="Forme6_18" draw:style-name="gr1" draw:text-style-name="P17" svg:width="3.467cm" svg:height="2.197cm" svg:x="13.224cm" svg:y="7.579cm"><text:p text:style-name="P16"><text:s text:c="11"/><text:span text:style-name="T7"><text:s/></text:span><text:span text:style-name="T7">GUI</text:span></text:p><draw:enhanced-geometry svg:viewBox="0 0 21600 21600" draw:type="rectangle" draw:enhanced-path="M 0 0 L 21600 0 21600 21600 0 21600 0 0 Z N"/></draw:custom-shape><draw:custom-shape text:anchor-type="paragraph" draw:z-index="37" draw:name="Forme20" draw:style-name="gr10" draw:text-style-name="P23" svg:width="1.377cm" svg:height="1.826cm" svg:x="14.215cm" svg:y="9.77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8" draw:name="Forme21" draw:style-name="gr9" draw:text-style-name="P17" svg:width="3.731cm" svg:height="1.932cm" svg:x="13.051cm" svg:y="11.654cm"><text:p text:style-name="P16"><text:span text:style-name="T7"><text:s text:c="4"/></text:span><text:span text:style-name="T7">JFR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Forme22" draw:style-name="gr8" draw:text-style-name="P22" svg:width="4.264cm" svg:height="1.168cm" svg:x="3.076cm" svg:y="-1.416cm"><text:p text:style-name="P21"><text:span text:style-name="T9"><text:s/></text:span><text:span text:style-name="T9">Gère l’ensemble du </text:span></text:p><text:p text:style-name="P21"><text:span text:style-name="T9"><text:s text:c="15"/></text:span><text:span text:style-name="T9">je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e23" draw:style-name="gr7" draw:text-style-name="P22" svg:width="3.654cm" svg:height="0.876cm" svg:x="2.997cm" svg:y="2.923cm"><text:p text:style-name="P21"><text:span text:style-name="T9"><text:s text:c="2"/></text:span><text:span text:style-name="T9">Gère l’inventa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Forme24" draw:style-name="gr6" draw:text-style-name="P22" svg:width="4.102cm" svg:height="1.008cm" svg:x="12.945cm" svg:y="-1.284cm"><text:p text:style-name="P21"><text:span text:style-name="T9"><text:s/></text:span><text:span text:style-name="T9">Interface Graph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name="Forme25" draw:style-name="gr5" draw:text-style-name="P22" svg:width="4.71cm" svg:height="1.063cm" svg:x="2.812cm" svg:y="6.892cm"><text:p text:style-name="P21"><text:span text:style-name="T9"><text:s/></text:span><text:span text:style-name="T9">Gère les actions Joueu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3" draw:name="Forme26" draw:style-name="gr4" draw:text-style-name="P20" svg:width="4.393cm" svg:height="1.43cm" svg:x="11.622cm" svg:y="14.141cm"><text:p text:style-name="P19"><text:span text:style-name="T8"><text:s text:c="6"/></text:span><text:span text:style-name="T8">Gère le plat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e6_20" draw:style-name="gr1" draw:text-style-name="P17" svg:width="3.467cm" svg:height="2.197cm" svg:x="13.303cm" svg:y="-0.115cm"><text:p text:style-name="P16"><text:s text:c="2"/><text:span text:style-name="T7">INFORMATION</text:span></text:p><text:p text:style-name="P16"><text:span text:style-name="T7"><text:s text:c="6"/></text:span><text:span text:style-name="T7">JOUEUR</text:span></text:p><draw:enhanced-geometry svg:viewBox="0 0 21600 21600" draw:type="rectangle" draw:enhanced-path="M 0 0 L 21600 0 21600 21600 0 21600 0 0 Z N"/></draw:custom-shape></text:p>
      <text:p text:style-name="Standard"/>
      <text:p text:style-name="Standard"/>
      <text:p text:style-name="Standard"/>
      <text:p text:style-name="Standard"><draw:custom-shape text:anchor-type="paragraph" draw:z-index="34" draw:name="Forme19" draw:style-name="gr12" draw:text-style-name="P25" svg:width="3.943cm" svg:height="2.276cm" svg:x="8.527cm" svg:y="0.182cm"><text:p text:style-name="P24"><text:span text:style-name="T7"><text:s text:c="2"/></text:span><text:span text:style-name="T7">RUNNABLE</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4" draw:name="Forme18" draw:style-name="gr3" draw:text-style-name="P18" svg:width="1.696cm" svg:height="1.59cm" svg:x="6.832cm" svg:y="0.182cm"><text:p/><draw:enhanced-geometry svg:viewBox="0 0 841 854" draw:mirror-horizontal="false" draw:mirror-vertical="false" draw:type="non-primitive" draw:enhanced-path="M 517 247 L 517 415 264 415 264 0 0 0 0 680 517 680 517 854 841 547 517 247 Z N"/></draw:custom-shape></text:p>
      <text:p text:style-name="Standard"><draw:custom-shape text:anchor-type="paragraph" draw:z-index="45" draw:name="Forme6_19" draw:style-name="gr2" draw:text-style-name="P17" svg:width="3.467cm" svg:height="1.826cm" svg:x="13.171cm" svg:y="0.092cm"><text:p text:style-name="P16"><text:s text:c="7"/><text:span text:style-name="T7">ACTIO</text:span><text:span text:style-name="T7">NS</text:spa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draw:custom-shape text:anchor-type="paragraph" draw:z-index="35" draw:name="Forme6_17" draw:style-name="gr11" draw:text-style-name="P17" svg:width="3.467cm" svg:height="2.065cm" svg:x="13.171cm" svg:y="0.145cm"><text:p text:style-name="P16"><text:s text:c="4"/><text:span text:style-name="T7">PLATEAUJEU</text:spa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tab/><text:tab/> <text:s text:c="3"/><text:span text:style-name="T1">CAHIER DES CHARGES</text:span></text:p>
      <text:p text:style-name="P5"/>
      <text:p text:style-name="P1"/>
      <text:list xml:id="list112670862" text:style-name="L1">
        <text:list-item>
          <text:p text:style-name="P6">On a commencé par modéliser toutes les classes <text:span text:style-name="T2">dont on avait besoin.</text:span></text:p>
        </text:list-item>
      </text:list>
      <text:p text:style-name="P1"/>
      <text:list xml:id="list224903902280753" text:continue-numbering="true" text:style-name="L1">
        <text:list-item>
          <text:p text:style-name="P7">On a utiliser github pour travailler ensemble sur le projet et maven pour faciliter les tests unitaires et mieux organiser notre projet.</text:p>
          <text:p text:style-name="P6"/>
        </text:list-item>
        <text:list-item>
          <text:p text:style-name="P9">On a créé une classe Tuile qui correspond aux cases du tableaux, puis des sous-classes de Tuile qui précise la fonction de chaque case. <text:span text:style-name="T4">Ces sous-classes correspondent aux tuiles du jeu de base (Montagne, Pré,…) et aussi à des cases où l’on peut poser des colonies et villes (classe Sommet) et des routes (classe Croisement), </text:span><text:span text:style-name="T5">aussi il y a des cases Port qui sont utiliser pour le commerce.</text:span></text:p>
          <text:p text:style-name="P9"/>
        </text:list-item>
        <text:list-item>
          <text:p text:style-name="P9">On a donc utiliser un tableau de tableau de Tuile pour modéliser le plateau, le plateau est déjà initialiser avant la partie.</text:p>
          <text:p text:style-name="P9"/>
        </text:list-item>
        <text:list-item>
          <text:p text:style-name="P10">On peut acheter et poser des colonies, des routes et des villes.</text:p>
          <text:p text:style-name="P10"/>
        </text:list-item>
        <text:list-item>
          <text:p text:style-name="P10">On peut acheter des cartes de développement <text:span text:style-name="T5">et les utiliser</text:span></text:p>
          <text:p text:style-name="P10"/>
        </text:list-item>
        <text:list-item>
          <text:p text:style-name="P10">On peut faire du commerce avec les ports ou sans les ports.</text:p>
        </text:list-item>
      </text:list>
      <text:p text:style-name="P2"/>
      <text:list xml:id="list224903819177737" text:continue-numbering="true" text:style-name="L1">
        <text:list-item>
          <text:p text:style-name="P11">On peut voir l’inventaire : le nombre de ressources, cartes développement et bâtiments.</text:p>
        </text:list-item>
      </text:list>
      <text:p text:style-name="P3"/>
      <text:list xml:id="list224903107656325" text:continue-numbering="true" text:style-name="L1">
        <text:list-item>
          <text:p text:style-name="P12">On a implémenter le bonus Armée la plus puissante, mais nous n’avions pas le temps d’implémenter le bonus Route la plus longue malheureusement.</text:p>
        </text:list-item>
      </text:list>
      <text:p text:style-name="P3"/>
      <text:list xml:id="list224904209351654" text:continue-numbering="true" text:style-name="L1">
        <text:list-item>
          <text:p text:style-name="P11">On peut choisir le nombre de joueurs entre 3 et 4, et jouer contre l’IA ou bien même lancer des parties d’IA contre IA. Pour implémenter l’IA, on a fait des fonctions abstraites dans Joueur donc Humain et IA ont les mêmes fonctions, mais pour l’IA on génère des nombres au hasard pour faire une action.</text:p>
          <text:p text:style-name="P10"/>
        </text:list-item>
        <text:list-item>
          <text:p text:style-name="P13">On peut jouer sur le terminal <text:span text:style-name="T4">et via l’interface graphique (mais ce n’est pas complet)</text:span></text:p>
        </text:list-item>
      </text:list>
      <text:p text:style-name="P1"/>
      <text:p text:style-name="P1"/>
      <text:p text:style-name="P1"/>
      <text:p text:style-name="P1"><text:soft-page-break/></text:p>
      <text:p text:style-name="P1"/>
      <text:p text:style-name="P1"/>
      <text:p text:style-name="P1"><text:tab/><text:tab/><text:tab/><text:tab/><text:span text:style-name="T3">DIFFICULTÉS RENCONTRÉES</text:span></text:p>
      <text:p text:style-name="P15"/>
      <text:list xml:id="list3431486963" text:style-name="L2">
        <text:list-item>
          <text:p text:style-name="P8">Nous avons eu des difficultés pour la saisie du joueur au niveau du modèle car pour vérifier l’entrée du joueur il a fallut beaucoup de condition ce qui nous donne des fonctions assez longues donc on s’y perd facilement. Du coup les tests pour ces fonctions étaient plus longues.</text:p>
        </text:list-item>
      </text:list>
      <text:p text:style-name="P4"/>
      <text:list xml:id="list224902430576874" text:continue-numbering="true" text:style-name="L2">
        <text:list-item>
          <text:p text:style-name="P8">Nous avons eu des difficultés aussi pour l’interface graphique et surtout peu de temps (à cause d’une mauvaise organisation de notre part). En effet, la modélisation visuelle étant différente du modèle nous a assez perturbés e<text:span text:style-name="T6">t nous avons dus pas mal nous renseigner.</text:span></text:p>
        </text:list-item>
      </text:list>
      <text:p text:style-name="P4"/>
      <text:list xml:id="list224903771983399" text:continue-numbering="true" text:style-name="L2">
        <text:list-item>
          <text:p text:style-name="P14">Le bonus de la route la plus longue aussi est assez difficile à réaliser et par manque de temps nous n’avons pas pu la fai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ohit Kannada" svg:font-family="'Lohit Kanna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16:15:59.176834487</meta:creation-date>
    <dc:date>2022-01-06T22:49:02.041736814</dc:date>
    <meta:editing-duration>PT29M49S</meta:editing-duration>
    <meta:editing-cycles>6</meta:editing-cycles>
    <meta:generator>LibreOffice/6.4.7.2$Linux_X86_64 LibreOffice_project/40$Build-2</meta:generator>
    <meta:document-statistic meta:table-count="0" meta:image-count="0" meta:object-count="0" meta:page-count="3" meta:paragraph-count="22" meta:word-count="407" meta:character-count="2261" meta:non-whitespace-character-count="1878"/>
  </office:meta>
</office:document-meta>
</file>